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OpenSymbol" svg:font-family="OpenSymbol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Paragraph">
      <style:text-properties style:font-name="Georgia" fo:font-size="10pt" fo:font-weight="bold" style:font-size-asian="10pt" style:font-weight-asian="bold" style:font-size-complex="10pt"/>
    </style:style>
    <style:style style:name="P2" style:family="paragraph" style:parent-style-name="List_20_Paragraph">
      <style:paragraph-properties fo:line-height="115%"/>
      <style:text-properties style:font-name="Georgia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Georgia" fo:font-size="10pt" style:font-size-asian="10pt" style:font-size-complex="10pt"/>
    </style:style>
    <style:style style:name="P4" style:family="paragraph" style:parent-style-name="Standard">
      <style:paragraph-properties fo:line-height="115%"/>
      <style:text-properties style:font-name="Georgia" fo:font-size="10pt" style:font-size-asian="10pt" style:font-size-complex="10pt"/>
    </style:style>
    <style:style style:name="P5" style:family="paragraph" style:parent-style-name="Standard">
      <style:paragraph-properties fo:line-height="115%"/>
      <style:text-properties style:font-name="Georgia" fo:font-size="5pt" fo:font-weight="bold" style:font-size-asian="5pt" style:font-weight-asian="bold" style:font-size-complex="5pt"/>
    </style:style>
    <style:style style:name="P6" style:family="paragraph" style:parent-style-name="Standard">
      <style:paragraph-properties fo:line-height="115%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Georgia" fo:font-size="20pt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style:font-name="Georgia" fo:font-size="10pt" style:font-size-asian="10pt" style:font-size-complex="10pt"/>
    </style:style>
    <style:style style:name="P9" style:family="paragraph" style:parent-style-name="Standard" style:list-style-name="WWNum5">
      <style:paragraph-properties fo:line-height="115%"/>
      <style:text-properties style:font-name="Georgia" fo:font-size="10pt" style:font-size-asian="10pt" style:font-size-complex="10pt"/>
    </style:style>
    <style:style style:name="P10" style:family="paragraph" style:parent-style-name="Standard" style:list-style-name="L1">
      <style:paragraph-properties fo:line-height="115%"/>
      <style:text-properties style:font-name="Georgia" fo:font-size="10pt" officeooo:rsid="0015b2f9" officeooo:paragraph-rsid="0015b2f9" style:font-size-asian="10pt" style:font-size-complex="10pt"/>
    </style:style>
    <style:style style:name="P11" style:family="paragraph" style:parent-style-name="Standard">
      <style:paragraph-properties fo:line-height="115%"/>
      <style:text-properties style:font-name="Georgia" fo:font-size="10pt" officeooo:rsid="0015b2f9" officeooo:paragraph-rsid="0015b2f9" style:font-size-asian="10pt" style:font-size-complex="10pt"/>
    </style:style>
    <style:style style:name="P12" style:family="paragraph" style:parent-style-name="Standard" style:list-style-name="WWNum5">
      <style:paragraph-properties fo:line-height="115%"/>
      <style:text-properties style:font-name="Georgia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Georgia" fo:font-size="11pt" fo:font-weight="bold" style:font-size-asian="11pt" style:font-weight-asian="bold" style:font-size-complex="11pt"/>
    </style:style>
    <style:style style:name="P14" style:family="paragraph" style:parent-style-name="Standard">
      <style:paragraph-properties fo:line-height="115%"/>
      <style:text-properties style:font-name="Georgia" fo:font-size="11pt" fo:font-weight="bold" style:font-size-asian="11pt" style:font-weight-asian="bold" style:font-size-complex="11pt"/>
    </style:style>
    <style:style style:name="P15" style:family="paragraph" style:parent-style-name="Standard">
      <style:paragraph-properties fo:margin-left="0in" fo:margin-right="0in" fo:line-height="115%" fo:text-indent="0in" style:auto-text-indent="false"/>
      <style:text-properties style:font-name="Georgia" fo:font-size="10pt" officeooo:paragraph-rsid="0015b2f9" style:font-size-asian="10pt" style:font-size-complex="10pt"/>
    </style:style>
    <style:style style:name="P16" style:family="paragraph" style:parent-style-name="List_20_Paragraph" style:list-style-name="WWNum1">
      <style:paragraph-properties fo:line-height="115%"/>
    </style:style>
    <style:style style:name="P17" style:family="paragraph" style:parent-style-name="List_20_Paragraph" style:list-style-name="WWNum3">
      <style:paragraph-properties fo:line-height="115%"/>
    </style:style>
    <style:style style:name="P18" style:family="paragraph" style:parent-style-name="List_20_Paragraph" style:list-style-name="WWNum1">
      <style:paragraph-properties fo:line-height="100%"/>
    </style:style>
    <style:style style:name="P19" style:family="paragraph" style:parent-style-name="List_20_Paragraph" style:list-style-name="WWNum4">
      <style:paragraph-properties fo:line-height="115%"/>
      <style:text-properties style:font-name="Georgia" fo:font-size="10pt" style:font-size-asian="10pt" style:font-size-complex="10pt"/>
    </style:style>
    <style:style style:name="P20" style:family="paragraph" style:parent-style-name="List_20_Paragraph" style:list-style-name="WWNum3">
      <style:paragraph-properties fo:line-height="115%"/>
      <style:text-properties style:font-name="Georgia" fo:font-size="10pt" style:font-size-asian="10pt" style:font-size-complex="10pt"/>
    </style:style>
    <style:style style:name="P21" style:family="paragraph" style:parent-style-name="List_20_Paragraph" style:list-style-name="WWNum2">
      <style:paragraph-properties fo:line-height="115%"/>
      <style:text-properties style:font-name="Georgia" fo:font-size="10pt" style:font-size-asian="10pt" style:font-size-complex="10pt"/>
    </style:style>
    <style:style style:name="P22" style:family="paragraph" style:parent-style-name="List_20_Paragraph" style:list-style-name="WWNum2">
      <style:paragraph-properties fo:line-height="115%"/>
      <style:text-properties style:font-name="Georgia" fo:font-size="10pt" officeooo:paragraph-rsid="0015b2f9" style:font-size-asian="10pt" style:font-size-complex="10pt"/>
    </style:style>
    <style:style style:name="P23" style:family="paragraph" style:parent-style-name="List_20_Paragraph">
      <style:paragraph-properties fo:line-height="115%"/>
      <style:text-properties style:font-name="Georgia" fo:font-size="10pt" officeooo:paragraph-rsid="0015b2f9" style:font-size-asian="10pt" style:font-size-complex="10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Georgia" fo:font-size="10pt" style:font-size-asian="10pt" style:font-size-complex="10pt"/>
    </style:style>
    <style:style style:name="T2" style:family="text">
      <style:text-properties style:font-name="Georgia" fo:font-size="10pt" fo:font-weight="bold" style:font-size-asian="10pt" style:font-weight-asian="bold" style:font-size-complex="10pt"/>
    </style:style>
    <style:style style:name="T3" style:family="text">
      <style:text-properties style:font-name="Georgia" fo:font-size="10pt" fo:font-style="italic" style:font-size-asian="10pt" style:font-style-asian="italic" style:font-size-complex="10pt"/>
    </style:style>
    <style:style style:name="T4" style:family="text">
      <style:text-properties style:font-name="Georgia"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font-name="Georgia" fo:font-size="10pt" fo:font-style="italic" fo:font-weight="bold" style:font-size-asian="10pt" style:font-style-asian="italic" style:font-weight-asian="bold" style:font-size-complex="10pt"/>
    </style:style>
    <style:style style:name="T6" style:family="text">
      <style:text-properties style:font-name="Georgia"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font-name="Georgia"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Georgia" fo:font-size="11pt" fo:font-style="italic" fo:font-weight="bold" style:font-size-asian="11pt" style:font-style-asian="italic" style:font-weight-asian="bold" style:font-size-complex="11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officeooo:rsid="0015b2f9" style:font-weight-asian="bold"/>
    </style:style>
    <style:style style:name="T12" style:family="text">
      <style:text-properties fo:font-size="11pt" fo:font-style="italic" fo:font-weight="bold" officeooo:rsid="0015b2f9" style:font-size-asian="11pt" style:font-style-asian="italic" style:font-weight-asian="bold" style:font-size-complex="11pt"/>
    </style:style>
    <style:style style:name="T13" style:family="text">
      <style:text-properties fo:font-size="11pt" fo:font-style="italic" fo:font-weight="normal" officeooo:rsid="0015b2f9" style:font-size-asian="11pt" style:font-style-asian="italic" style:font-weight-asian="normal" style:font-size-complex="11pt" style:font-weight-complex="normal"/>
    </style:style>
    <style:style style:name="T14" style:family="text">
      <style:text-properties fo:font-size="11pt" fo:font-style="italic" fo:font-weight="normal" officeooo:rsid="0015b2f9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size="11pt" fo:font-style="normal" fo:font-weight="normal" officeooo:rsid="0015b2f9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size="11pt" fo:font-style="normal" fo:font-weight="bold" officeooo:rsid="0015b2f9" style:font-size-asian="11pt" style:font-style-asian="normal" style:font-weight-asian="bold" style:font-size-complex="11pt" style:font-style-complex="normal"/>
    </style:style>
    <style:style style:name="T17" style:family="text">
      <style:text-properties fo:font-style="normal" fo:font-weight="normal" officeooo:rsid="0015b2f9" style:font-style-asian="normal" style:font-weight-asian="normal" style:font-style-complex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02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528in" fo:margin-top="0in" fo:margin-bottom="0.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 U S <text:s text:c="3"/>C A N T I E N I</text:p>
      <text:p text:style-name="P3"/>
      <text:p text:style-name="P3">69 BROWN ST BOX 7028 <text:s text:c="2"/>• <text:s text:c="2"/>PROVIDENCE, RI <text:s text:c="2"/>7028</text:p>
      <text:p text:style-name="P3">P H O N E <text:s text:c="2"/>( 413 ) <text:s/>522 – 4103 <text:s text:c="2"/>• <text:s text:c="2"/>E M A I L <text:s text:c="2"/>G U S _ C A N T I E N I @ B R O W N . E D U</text:p>
      <text:p text:style-name="P1"/>
      <text:p text:style-name="P13">E D U C A T I O N</text:p>
      <text:section text:style-name="Sect1" text:name="TextSection">
        <text:p text:style-name="P5"><draw:line text:anchor-type="paragraph" draw:z-index="0" draw:name="Straight Connector 1" draw:style-name="gr1" draw:text-style-name="P24" svg:x1="0in" svg:y1="0.0161in" svg:x2="7.502in" svg:y2="0.0181in"><text:p/></draw:line></text:p>
        <text:p text:style-name="P6"><text:span text:style-name="T2">Brown University</text:span><text:span text:style-name="T1"> <text:tab/><text:tab/><text:tab/><text:tab/><text:tab/> <text:s text:c="10"/><text:tab/> <text:s text:c="13"/></text:span><text:span text:style-name="T3">Providence, RI</text:span><text:span text:style-name="T1"> • Expected graduation May 2020</text:span></text:p>
      </text:section>
      <text:section text:style-name="Sect1" text:name="Section1">
        <text:list xml:id="list2287878311366410011" text:style-name="WWNum1">
          <text:list-item>
            <text:p text:style-name="P16"><text:span text:style-name="T3">B.S. </text:span><text:span text:style-name="T1">Computer Science</text:span></text:p>
          </text:list-item>
          <text:list-item>
            <text:p text:style-name="P16"><text:span text:style-name="T3">Cumulative GPA:</text:span><text:span text:style-name="T1"> 4.0/4.0</text:span></text:p>
          </text:list-item>
          <text:list-item>
            <text:p text:style-name="P18"><text:span text:style-name="T3">Relevant coursework:</text:span><text:span text:style-name="T1"> Machine Learning, Logic for Systems, Computer Systems, Discrete Structures and Probability, Linear Algebra,</text:span><text:span text:style-name="T3"> </text:span><text:span text:style-name="T1">Algorithms and Data Structures, Object Oriented Programming</text:span></text:p>
          </text:list-item>
          <text:list-item>
            <text:p text:style-name="P18"><text:span text:style-name="T4">Activities:</text:span><text:span text:style-name="T6"> Pirate A Capella, Brown Meditation Community, Brown Game Design, Brown University Relaxation Project</text:span></text:p>
          </text:list-item>
        </text:list>
      </text:section>
      <text:section text:style-name="Sect1" text:name="Section2">
        <text:p text:style-name="P4"/>
      </text:section>
      <text:section text:style-name="Sect1" text:name="Section3">
        <text:p text:style-name="P14">L E A D E R S H I P <text:s text:c="2"/>E X P E R I E N C E</text:p>
        <text:p text:style-name="P5"><draw:line text:anchor-type="paragraph" draw:z-index="2" draw:name="Straight Connector 4" draw:style-name="gr1" draw:text-style-name="P24" svg:x1="0in" svg:y1="0.0016in" svg:x2="7.502in" svg:y2="0.0035in"><text:p/></draw:line></text:p>
        <text:p text:style-name="P6"><text:span text:style-name="T2">PINEWOODS INC.<text:tab/> <text:s text:c="2"/></text:span><text:span text:style-name="T5">Dining Hall Manager</text:span><text:span text:style-name="T2"><text:tab/><text:tab/></text:span><text:span text:style-name="T3"><text:tab/>Plymouth, MA </text:span><text:span text:style-name="T1">• May 2017-Sept. 2017</text:span></text:p>
        <text:list xml:id="list2542005771442610513" text:style-name="WWNum4">
          <text:list-item>
            <text:p text:style-name="P19">Managed 1,800 volunteers to smoothly assemble and deliver meals to 3,000 campers</text:p>
          </text:list-item>
        </text:list>
        <text:list xml:id="list4914868235551941579" text:style-name="WWNum3">
          <text:list-item>
            <text:p text:style-name="P20">Maintained open and effective communication between all kitchen staff and dining hall workers of the nonprofit organization</text:p>
          </text:list-item>
          <text:list-item>
            <text:p text:style-name="P20">Developed organizational strategies to safeguard against shortages of supplies or workers </text:p>
          </text:list-item>
          <text:list-item>
            <text:p text:style-name="P20">Delegated work efficiently and built a strong sense of purpose and teamwork within volunteer groups of 15 people</text:p>
          </text:list-item>
          <text:list-item>
            <text:p text:style-name="P17"><text:span text:style-name="T1">Was commended frequently by volunteers on ho</text:span><text:bookmark text:name="_GoBack"/><text:span text:style-name="T1">w unexpectedly smooth and stress-free the experience was</text:span></text:p>
          </text:list-item>
        </text:list>
        <text:p text:style-name="P2"/>
        <text:p text:style-name="P6"><text:span text:style-name="T2">TRI-TOWN BEACH<text:tab/> <text:s text:c="2"/></text:span><text:span text:style-name="T8">Senior Lifeguard</text:span><text:span text:style-name="T2"><text:tab/> <text:s text:c="7"/></text:span><text:span text:style-name="T3"><text:s text:c="3"/></text:span><text:span text:style-name="T1"><text:s/>May 2015 -August 2015, May 2016-August 2016</text:span></text:p>
        <text:list xml:id="list718227154363350923" text:style-name="WWNum2">
          <text:list-item>
            <text:p text:style-name="P21">Coordinated and led efforts for the town of Deerfield to eliminate invasive species, thorns, and unused machinery to improve patron experience</text:p>
          </text:list-item>
        </text:list>
      </text:section>
      <text:section text:style-name="Sect1" text:name="Section4">
        <text:list xml:id="list215954329526966" text:continue-numbering="true" text:style-name="WWNum2">
          <text:list-item>
            <text:p text:style-name="P21">Taught fellow lifeguards local lifeguarding policies and tactics</text:p>
          </text:list-item>
          <text:list-item>
            <text:p text:style-name="P22">Built sense of team spirit between fellow lifeguards during breaks</text:p>
          </text:list-item>
        </text:list>
        <text:p text:style-name="P23"/>
        <text:p text:style-name="P15"><text:span text:style-name="T11">NORTHFIELD MOUNT HERMON</text:span><text:span text:style-name="T10"> <text:s text:c="2"/></text:span><text:span text:style-name="T12">Resident Leader<text:tab/></text:span><text:span text:style-name="T14">Gill, MA </text:span><text:span text:style-name="T15">September </text:span><text:span text:style-name="T17">• </text:span><text:span text:style-name="T15">2015</text:span><text:span text:style-name="T13">-</text:span><text:span text:style-name="T15">May2016</text:span></text:p>
        <text:list xml:id="list2774118064127661903" text:style-name="L1">
          <text:list-item>
            <text:p text:style-name="P10">Led daily study sessions with 36 first-year resident boys</text:p>
          </text:list-item>
          <text:list-item>
            <text:p text:style-name="P10">Acted as role model and confidante </text:p>
          </text:list-item>
          <text:list-item>
            <text:p text:style-name="P10">Assisted in course selection, resolving interpersonal conflicts, and dealing with academic anxiety</text:p>
          </text:list-item>
        </text:list>
        <text:p text:style-name="P11"/>
        <text:p text:style-name="P14">P R O J E C T S</text:p>
      </text:section>
      <text:section text:style-name="Sect1" text:name="Section5">
        <text:p text:style-name="P5"><draw:line text:anchor-type="paragraph" draw:z-index="3" draw:name="Straight Connector 7" draw:style-name="gr1" draw:text-style-name="P24" svg:x1="0in" svg:y1="0.011in" svg:x2="7.502in" svg:y2="0.013in"><text:p/></draw:line></text:p>
        <text:p text:style-name="P6"><text:span text:style-name="T2">OASIS<text:tab/><text:tab/><text:tab/><text:tab/><text:tab/><text:tab/><text:tab/><text:tab/><text:tab/><text:tab/><text:tab/><text:tab/><text:tab/></text:span><text:span text:style-name="T7">January 2018</text:span></text:p>
        <text:list xml:id="list2958988351656604713" text:style-name="WWNum5">
          <text:list-item>
            <text:p text:style-name="P12">Spearheaded Android development and conceptual design for app that connects those who have experienced personal tragedies</text:p>
          </text:list-item>
          <text:list-item>
            <text:p text:style-name="P12">Unsupervised machine learning algorithm connects users of similar background and demographic</text:p>
          </text:list-item>
          <text:list-item>
            <text:p text:style-name="P9"><text:span text:style-name="T9">Represented Brown in hackathon and competed against more than 500 students</text:span></text:p>
          </text:list-item>
        </text:list>
        <text:p text:style-name="P4"/>
        <text:p text:style-name="P14"><draw:line text:anchor-type="paragraph" draw:z-index="1" draw:name="Straight Connector 3" draw:style-name="gr1" draw:text-style-name="P24" svg:x1="0in" svg:y1="0.1866in" svg:x2="7.502in" svg:y2="0.1886in"><text:p/></draw:line>S K I L L S <text:s text:c="2"/>&amp; <text:s text:c="2"/>I N T E R E S T S </text:p>
        <text:p text:style-name="P6"><text:span text:style-name="T3">Computer<text:tab/></text:span><text:span text:style-name="T1">Java, Python, C, x86-84 Assembly, Android Studio, Reaper, Microsoft Office Suite</text:span></text:p>
        <text:p text:style-name="P6"><text:span text:style-name="T3">Language</text:span><text:span text:style-name="T1"><text:tab/>French (Limited Working Proficiency)</text:span></text:p>
        <text:p text:style-name="P6"><text:span text:style-name="T3">Interests</text:span><text:span text:style-name="T1"><text:tab/>Meditation, social dancing, playing and listening to music, baking, reading, podcasts</text:span><text:span text:style-name="T3"><text:tab/><text:tab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OpenSymbol" svg:font-family="OpenSymbol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0pt" fo:language="en" fo:country="US" style:letter-kerning="true" style:font-name-asian="ＭＳ 明朝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0pt" fo:language="en" fo:country="US" style:letter-kerning="true" style:font-name-asian="ＭＳ 明朝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style:font-name="Cambria" fo:font-family="Cambria" style:font-family-generic="roman" style:font-pitch="variable" fo:font-size="12pt" fo:language="en" fo:country="US" style:font-name-asian="ＭＳ 明朝" style:font-family-asian="'ＭＳ 明朝'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fo:font-style="normal" style:font-style-asian="normal" style:font-name-complex="Symbol1" style:font-family-complex="Symbol" style:font-family-generic-complex="system" style:font-pitch-complex="variable" style:font-style-complex="normal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Georgia" fo:font-family="Georgi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Georgia" fo:font-family="Georgi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="Georgia" fo:font-family="Georgi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="Georgia" fo:font-family="Georgia" style:font-family-generic="roman" style:font-pitch="variable" fo:font-size="10pt" fo:font-weight="normal" style:font-size-asian="10pt" style:font-weight-asian="normal" style:font-name-complex="OpenSymbol3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3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3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3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3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3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3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3" style:font-family-complex="OpenSymbol" style:font-family-generic-complex="system" style:font-pitch-complex="variable"/>
    </style:style>
    <style:style style:name="ListLabel_20_82" style:display-name="ListLabel 82" style:family="text">
      <style:text-properties fo:font-style="normal" style:font-style-asian="normal" style:font-name-complex="Symbol1" style:font-family-complex="Symbol" style:font-family-generic-complex="system" style:font-pitch-complex="variable" style:font-style-complex="normal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="Georgia" fo:font-family="Georgi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="Georgia" fo:font-family="Georgi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="Georgia" fo:font-family="Georgi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="Georgia" fo:font-family="Georgia" style:font-family-generic="roman" style:font-pitch="variable" fo:font-size="10pt" fo:font-weight="normal" style:font-size-asian="10pt" style:font-weight-asian="normal" style:font-name-complex="OpenSymbol3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3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3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3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3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3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3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3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3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3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3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3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3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3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3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3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3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3" style:font-family-complex="OpenSymbol" style:font-family-generic-complex="system" style:font-pitch-complex="variable"/>
    </style:style>
    <style:style style:name="ListLabel_20_136" style:display-name="ListLabel 136" style:family="text">
      <style:text-properties fo:font-style="normal" style:font-style-asian="normal" style:font-name-complex="Symbol1" style:font-family-complex="Symbol" style:font-family-generic-complex="system" style:font-pitch-complex="variable" style:font-style-complex="normal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="Georgia" fo:font-family="Georgi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="Georgia" fo:font-family="Georgi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="Georgia" fo:font-family="Georgi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="Georgia" fo:font-family="Georgia" style:font-family-generic="roman" style:font-pitch="variable" fo:font-size="10pt" fo:font-weight="normal" style:font-size-asian="10pt" style:font-weight-asian="normal" style:font-name-complex="OpenSymbol3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3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3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3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3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3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3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3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3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3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3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3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3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3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3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3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3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3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3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41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4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4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4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4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4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5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5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54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5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5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9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6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6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6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6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6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7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7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73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7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7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7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7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7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8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8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8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8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8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8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8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3in" fo:margin-left="0.5in" fo:margin-right="0.5in" style:writing-mode="lr-tb" style:layout-grid-color="#c0c0c0" style:layout-grid-lines="47" style:layout-grid-base-height="0.1665in" style:layout-grid-ruby-height="0.0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04:39:00</meta:creation-date>
    <meta:initial-creator>Cameron Keegan</meta:initial-creator>
    <dc:language>en-US</dc:language>
    <meta:print-date>2016-09-24T20:35:00</meta:print-date>
    <dc:date>2018-02-26T21:59:53.484647891</dc:date>
    <meta:editing-cycles>17</meta:editing-cycles>
    <meta:editing-duration>P2DT44M23S</meta:editing-duration>
    <meta:generator>LibreOffice/5.1.6.2$Linux_X86_64 LibreOffice_project/10m0$Build-2</meta:generator>
    <meta:document-statistic meta:table-count="0" meta:image-count="0" meta:object-count="0" meta:page-count="1" meta:paragraph-count="33" meta:word-count="420" meta:character-count="2483" meta:non-whitespace-character-count="20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